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 office:value-type="string" calcext:value-type="string">
            <text:p>Open staircase at rear</text:p>
          </table:table-cell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ingle/inside staircas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/>
          <table:table-cell table:style-name="Default"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M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EC Renown LT “Scooter”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office:value-type="string" calcext:value-type="string">
            <text:p>Wider aisle than earlier ‘bus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64" calcext:value-type="float">
            <text:p>64</text:p>
          </table:table-cell>
          <table:table-cell office:value-type="string" calcext:value-type="string">
            <text:p>AEC Q4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Q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V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A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F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K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P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U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Z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E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J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O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T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Y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D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I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N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S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X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C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H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M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R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W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B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G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L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Q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V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A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F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K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P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U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Z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E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J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O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T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Y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D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I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N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S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X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C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H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M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R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W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B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G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L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Q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V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A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F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K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P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U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Z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E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J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O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T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Y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D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I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N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S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X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C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H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M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R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W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B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G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L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Q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V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A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F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K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P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U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Z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E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J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O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T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Y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D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I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N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S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X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C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H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M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R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W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B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G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L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Q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V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A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F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K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P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U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Z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E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J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O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T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Y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D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I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N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S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X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C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H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M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R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W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B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G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L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Q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V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A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F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K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P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U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Z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E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J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O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T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Y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D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I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N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S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X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C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H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M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R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W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B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G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L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Q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V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A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F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K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P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U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Z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E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J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O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T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Y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D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I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N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S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X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C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H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M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R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W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B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G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L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Q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V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A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F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K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P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U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Z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E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J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O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T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Y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MD106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lackpool Progress twin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III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34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7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5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(coach)</text:p>
          </table:table-cell>
          <table:table-cell office:value-type="string" calcext:value-type="string">
            <text:p>Road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7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8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8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liance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1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T 9T9 and 10T10 coaches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nderfloor engine: probably more vibra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62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6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0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1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101" calcext:value-type="float">
            <text:p>10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ight Ryder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2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2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30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31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3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3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3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3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40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44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6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6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6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6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8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8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8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8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94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05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0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1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R Invicta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30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33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table:number-columns-repeated="1023"/>
        </table:table-row>
        <table:table-row table:style-name="ro3" table:number-rows-repeated="10481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3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3:45:30.081445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1-07T13:47:52.785669910</dc:date>
    <meta:editing-duration>P29DT10H42M52S</meta:editing-duration>
    <meta:editing-cycles>764</meta:editing-cycles>
    <meta:generator>LibreOffice/5.1.4.2$Linux_X86_64 LibreOffice_project/10m0$Build-2</meta:generator>
    <dc:creator>James Petts</dc:creator>
    <meta:document-statistic meta:table-count="3" meta:cell-count="4620" meta:object-count="0"/>
  </office:meta>
</office:document-meta>
</file>